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6.5pt" fo:letter-spacing="normal" fo:font-style="normal" fo:font-weight="bold" officeooo:rsid="00184342" officeooo:paragraph-rsid="00184342" style:font-weight-asian="bold" style:font-weight-complex="bold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officeooo:paragraph-rsid="00184342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officeooo:paragraph-rsid="00184342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color="#000000" loext:opacity="100%" officeooo:paragraph-rsid="00184342"/>
    </style:style>
    <style:style style:name="T1" style:family="text">
      <style:text-properties fo:font-variant="normal" fo:text-transform="none" fo:color="#000000" loext:opacity="100%" style:font-name="verdana" fo:font-size="6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e8f2a1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verdana" fo:font-size="6.5pt" fo:letter-spacing="normal" fo:font-style="italic" fo:font-weight="normal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47abd8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47abd8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e8f2a1" loext:char-shading-value="0" loext:padding="0cm" loext:border="none"/>
    </style:style>
    <style:style style:name="T7" style:family="text">
      <style:text-properties fo:font-variant="normal" fo:text-transform="none" style:font-name="verdana" fo:font-size="6.5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verdana" fo:font-size="7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fffff" loext:opacity="100%" style:font-name="verdana" fo:font-size="7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5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sches Audio / Videomaterial</text:p>
      <text:list text:style-name="L1">
        <text:list-item>
          <text:p text:style-name="P2"><text:span text:style-name="T1">Eine gute Auswahl qualitativ hochwertiger und informativer authentischer </text:span><text:a xlink:type="simple" xlink:href="https://lernen.goethe.de/moodle/mod/glossary/showentry.php?eid=2290803&amp;displayformat=dictionary" text:style-name="Internet_20_link" text:visited-style-name="Visited_20_Internet_20_Link"><text:span text:style-name="T4">Podcasts</text:span></text:a><text:span text:style-name="T1"> bieten die deutschsprachigen Radio- und Fernsehsender an: Unter</text:span><text:span text:style-name="T2"> </text:span><text:a xlink:type="simple" xlink:href="http://www.tagesschau.de/100sekunden" office:target-frame-name="_blank" xlink:show="new" text:style-name="Internet_20_link" text:visited-style-name="Visited_20_Internet_20_Link"><text:span text:style-name="T6">www.tagesschau.de/100sekunden</text:span></text:a><text:span text:style-name="T2"> </text:span><text:span text:style-name="T1">zeigt z.B. die ARD ihre Tagesschau in </text:span><text:span text:style-name="T2">komprimierter</text:span><text:span text:style-name="T1"> Form.</text:span></text:p>
        </text:list-item>
        <text:list-item>
          <text:p text:style-name="P2"><text:span text:style-name="T1">Für jüngere Lernende kann man auch auf </text:span><text:span text:style-name="T2">Kindernachrichten</text:span><text:span text:style-name="T1"> zurückgreifen, die viele Radio- und Fernsehsender anbieten, z.B. </text:span><text:a xlink:type="simple" xlink:href="http://www.zdf.de/kinder/logo" office:target-frame-name="_blank" xlink:show="new" text:style-name="Internet_20_link" text:visited-style-name="Visited_20_Internet_20_Link"><text:span text:style-name="T5">www.zdf.de/kinder/logo</text:span></text:a><text:span text:style-name="T1"> oder </text:span><text:a xlink:type="simple" xlink:href="http://www.ndr.de/info/podcast4096.html" office:target-frame-name="_blank" xlink:show="new" text:style-name="Internet_20_link" text:visited-style-name="Visited_20_Internet_20_Link"><text:span text:style-name="T5">www.ndr.de/info/podcast4096.html</text:span></text:a><text:span text:style-name="T1">.</text:span></text:p>
        </text:list-item>
        <text:list-item>
          <text:p text:style-name="P2"><text:span text:style-name="T1">Die</text:span><text:span text:style-name="T2"> Deutsche Welle </text:span><text:span text:style-name="T1">stellt zahlreiche </text:span><text:a xlink:type="simple" xlink:href="https://lernen.goethe.de/moodle/mod/glossary/showentry.php?eid=2290803&amp;displayformat=dictionary" text:style-name="Internet_20_link" text:visited-style-name="Visited_20_Internet_20_Link"><text:span text:style-name="T4">Podcasts</text:span></text:a><text:span text:style-name="T1"> zum Deutschlernen zur Verfügung, darunter auch verlangsamt gesprochene Nachrichten </text:span><text:a xlink:type="simple" xlink:href="http://www.dw.com/de/deutsch-lernen/nachrichten/s-8030" office:target-frame-name="_blank" xlink:show="new" text:style-name="Internet_20_link" text:visited-style-name="Visited_20_Internet_20_Link"><text:span text:style-name="T5">www.dw.com/de/deutsch-lernen/nachrichten/s-8030</text:span></text:a><text:span text:style-name="T1">.</text:span></text:p>
        </text:list-item>
        <text:list-item>
          <text:p text:style-name="P2"><text:span text:style-name="T1">Auf ihrer Seite </text:span><text:span text:style-name="T3">Kostenlos Deutsch üben</text:span><text:span text:style-name="T1"> stellt das Goethe-Institut verschiedene</text:span><text:span text:style-name="T2"> Audio- und Videobeiträge zum Deutschlerne</text:span><text:span text:style-name="T1">n zur Verfügung, zum Teil auch mit Übungen: </text:span><text:a xlink:type="simple" xlink:href="http://www.goethe.de/de/spr/ueb.html" office:target-frame-name="_blank" xlink:show="new" text:style-name="Internet_20_link" text:visited-style-name="Visited_20_Internet_20_Link"><text:span text:style-name="T5">www.goethe.de/de/spr/ueb.html</text:span></text:a></text:p>
        </text:list-item>
        <text:list-item>
          <text:p text:style-name="P2"><text:span text:style-name="T1">Auf </text:span><text:span text:style-name="T2">Instagram</text:span><text:span text:style-name="T1"> gibt es inzwischen auch Sprachlernangebote von Privatpersonen, die es wie z.B. </text:span><text:span text:style-name="T3">Learn German with Videos</text:span><text:span text:style-name="T1"> mit Audio- und Video-Beiträgen zu ihrem Alltag in Deutschland schaffen, eine hohe Anzahl von Followern zu erreichen: </text:span><text:a xlink:type="simple" xlink:href="http://www.instagram.com/learn_german_with_videos/" text:style-name="Internet_20_link" text:visited-style-name="Visited_20_Internet_20_Link"><text:span text:style-name="T5">www.instagram.com/learn_german_with_videos/</text:span></text:a><text:span text:style-name="T1">.</text:span></text:p>
        </text:list-item>
      </text:list>
      <text:p text:style-name="P3"><text:span text:style-name="T1"/></text:p>
      <text:p text:style-name="P3"><text:a xlink:type="simple" xlink:href="https://padlet.com/" text:style-name="Internet_20_link" text:visited-style-name="Visited_20_Internet_20_Link"><text:span text:style-name="T1">https://padlet.com/</text:span></text:a></text:p>
      <text:p text:style-name="P4"><text:span text:style-name="T8">2- Padlet ist ein digitales Werkzeug, das es den Schülern ermöglicht, Ideen und Texte zu sammeln und zu teilen. Die Schüler können ihre Fortsetzungsgeschichten auf einem Padlet-Board veröffentlichen und ihre Arbeit mit anderen teilen. Andere Schüler können dann Kommentare hinterlassen und Feedback geben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6:45:54.798000000</meta:creation-date>
    <meta:generator>LibreOffice/7.5.5.2$Windows_X86_64 LibreOffice_project/ca8fe7424262805f223b9a2334bc7181abbcbf5e</meta:generator>
    <dc:date>2023-12-16T12:52:42.316000000</dc:date>
    <meta:editing-duration>PT1M55S</meta:editing-duration>
    <meta:editing-cycles>2</meta:editing-cycles>
    <meta:document-statistic meta:table-count="0" meta:image-count="0" meta:object-count="0" meta:page-count="1" meta:paragraph-count="8" meta:word-count="173" meta:character-count="1430" meta:non-whitespace-character-count="1269"/>
  </office:meta>
</office:document-meta>
</file>